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defer_Ratio network density H - N" table:style-name="ta1">
        <table:shapes>
          <draw:frame draw:z-index="0" draw:style-name="gr1" draw:text-style-name="P1" svg:width="6.2988in" svg:height="3.5429in" svg:x="7.9055in" svg:y="0.0394in">
            <draw:object draw:notify-on-update-of-ranges="'summary_counter_defer_Ratio network density H - N'.A2:'summary_counter_defer_Ratio network density H - N'.A6 'summary_counter_defer_Ratio network density H - N'.B1:'summary_counter_defer_Ratio network density H - N'.B1 'summary_counter_defer_Ratio network density H - N'.B2:'summary_counter_defer_Ratio network density H - N'.B6 'summary_counter_defer_Ratio network density H - N'.C1:'summary_counter_defer_Ratio network density H - N'.C1 'summary_counter_defer_Ratio network density H - N'.C2:'summary_counter_defer_Ratio network density H - N'.C6 'summary_counter_defer_Ratio network density H - N'.D1:'summary_counter_defer_Ratio network density H - N'.D1 'summary_counter_defer_Ratio network density H - N'.D2:'summary_counter_defer_Ratio network density H - N'.D6 'summary_counter_defer_Ratio network density H - N'.E1:'summary_counter_defer_Ratio network density H - N'.E1 'summary_counter_defer_Ratio network density H - N'.E2:'summary_counter_defer_Ratio network density H - N'.E6 'summary_counter_defer_Ratio network density H - N'.F1:'summary_counter_defer_Ratio network density H - N'.F1 'summary_counter_defer_Ratio network density H - N'.F2:'summary_counter_defer_Ratio network density H - N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_defer_hateful_post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0.9063546267395" calcext:value-type="float">
            <text:p>70.9063546267395</text:p>
          </table:table-cell>
          <table:table-cell office:value-type="float" office:value="78.6752510268125" calcext:value-type="float">
            <text:p>78.6752510268125</text:p>
          </table:table-cell>
          <table:table-cell office:value-type="float" office:value="89.3601369849533" calcext:value-type="float">
            <text:p>89.3601369849533</text:p>
          </table:table-cell>
          <table:table-cell office:value-type="float" office:value="38.1474996086088" calcext:value-type="float">
            <text:p>38.1474996086088</text:p>
          </table:table-cell>
          <table:table-cell office:value-type="float" office:value="26.0477634042276" calcext:value-type="float">
            <text:p>26.047763404227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6.6249443009902" calcext:value-type="float">
            <text:p>86.6249443009902</text:p>
          </table:table-cell>
          <table:table-cell office:value-type="float" office:value="88.9377804736685" calcext:value-type="float">
            <text:p>88.9377804736685</text:p>
          </table:table-cell>
          <table:table-cell office:value-type="float" office:value="71.8272793259845" calcext:value-type="float">
            <text:p>71.8272793259845</text:p>
          </table:table-cell>
          <table:table-cell office:value-type="float" office:value="61.274951051601" calcext:value-type="float">
            <text:p>61.274951051601</text:p>
          </table:table-cell>
          <table:table-cell office:value-type="float" office:value="21.7730200068626" calcext:value-type="float">
            <text:p>21.77302000686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9.5192560741367" calcext:value-type="float">
            <text:p>89.5192560741367</text:p>
          </table:table-cell>
          <table:table-cell office:value-type="float" office:value="90.3614585850288" calcext:value-type="float">
            <text:p>90.3614585850288</text:p>
          </table:table-cell>
          <table:table-cell office:value-type="float" office:value="57.5841140866868" calcext:value-type="float">
            <text:p>57.5841140866868</text:p>
          </table:table-cell>
          <table:table-cell office:value-type="float" office:value="66.3116502968506" calcext:value-type="float">
            <text:p>66.3116502968506</text:p>
          </table:table-cell>
          <table:table-cell office:value-type="float" office:value="27.0506704467018" calcext:value-type="float">
            <text:p>27.050670446701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8.2757369201813" calcext:value-type="float">
            <text:p>88.2757369201813</text:p>
          </table:table-cell>
          <table:table-cell office:value-type="float" office:value="85.3307789596548" calcext:value-type="float">
            <text:p>85.3307789596548</text:p>
          </table:table-cell>
          <table:table-cell office:value-type="float" office:value="83.8935862665094" calcext:value-type="float">
            <text:p>83.8935862665094</text:p>
          </table:table-cell>
          <table:table-cell office:value-type="float" office:value="53.0709030659972" calcext:value-type="float">
            <text:p>53.0709030659972</text:p>
          </table:table-cell>
          <table:table-cell office:value-type="float" office:value="26.9873420504812" calcext:value-type="float">
            <text:p>26.987342050481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5.6183328855692" calcext:value-type="float">
            <text:p>95.6183328855692</text:p>
          </table:table-cell>
          <table:table-cell office:value-type="float" office:value="112.930682184164" calcext:value-type="float">
            <text:p>112.930682184164</text:p>
          </table:table-cell>
          <table:table-cell office:value-type="float" office:value="87.3024769010688" calcext:value-type="float">
            <text:p>87.3024769010688</text:p>
          </table:table-cell>
          <table:table-cell office:value-type="float" office:value="61.3370073781159" calcext:value-type="float">
            <text:p>61.3370073781159</text:p>
          </table:table-cell>
          <table:table-cell office:value-type="float" office:value="32.0112431458352" calcext:value-type="float">
            <text:p>32.01124314583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0:32:27.432911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3T10:32:40.806756757</dc:date>
    <meta:editing-duration>PT1M15S</meta:editing-duration>
    <meta:editing-cycles>2</meta:editing-cycles>
    <meta:generator>LibreOffice/7.0.3.1$Linux_X86_64 LibreOffice_project/00$Build-1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defer_Ratio network density H - N'.A1:'summary_counter_defer_Ratio network density H - N'.F6" chart:data-source-has-labels="both" svg:x="1.331cm" svg:y="0.18cm" svg:width="12.264cm" svg:height="7.659cm">
          <chart:coordinate-region svg:x="1.952cm" svg:y="0.379cm" svg:width="11.218cm" svg:height="6.813cm"/>
          <chart:axis chart:dimension="x" chart:name="primary-x" chart:style-name="ch4" chartooo:axis-type="auto">
            <chartooo:date-scale/>
            <chart:title svg:x="5.871cm" svg:y="8.019cm" chart:style-name="ch5">
              <text:p>p_defer_hateful_post</text:p>
            </chart:title>
            <chart:categories table:cell-range-address="'summary_counter_defer_Ratio network density H - N'.A2:'summary_counter_defer_Ratio network density H - N'.A6"/>
          </chart:axis>
          <chart:axis chart:dimension="y" chart:name="primary-y" chart:style-name="ch4">
            <chart:title svg:x="0.451cm" svg:y="5.336cm" chart:style-name="ch6">
              <text:p>ratio density H / N</text:p>
            </chart:title>
            <chart:grid chart:style-name="ch7" chart:class="major"/>
          </chart:axis>
          <chart:series chart:style-name="ch8" chart:values-cell-range-address="'summary_counter_defer_Ratio network density H - N'.B2:'summary_counter_defer_Ratio network density H - N'.B6" chart:label-cell-address="'summary_counter_defer_Ratio network density H - N'.B1:'summary_counter_defer_Ratio network density H - N'.B1" chart:class="chart:line">
            <chart:data-point chart:repeated="5"/>
          </chart:series>
          <chart:series chart:style-name="ch9" chart:values-cell-range-address="'summary_counter_defer_Ratio network density H - N'.C2:'summary_counter_defer_Ratio network density H - N'.C6" chart:label-cell-address="'summary_counter_defer_Ratio network density H - N'.C1:'summary_counter_defer_Ratio network density H - N'.C1" chart:class="chart:line">
            <chart:data-point chart:repeated="5"/>
          </chart:series>
          <chart:series chart:style-name="ch10" chart:values-cell-range-address="'summary_counter_defer_Ratio network density H - N'.D2:'summary_counter_defer_Ratio network density H - N'.D6" chart:label-cell-address="'summary_counter_defer_Ratio network density H - N'.D1:'summary_counter_defer_Ratio network density H - N'.D1" chart:class="chart:line">
            <chart:data-point chart:repeated="5"/>
          </chart:series>
          <chart:series chart:style-name="ch11" chart:values-cell-range-address="'summary_counter_defer_Ratio network density H - N'.E2:'summary_counter_defer_Ratio network density H - N'.E6" chart:label-cell-address="'summary_counter_defer_Ratio network density H - N'.E1:'summary_counter_defer_Ratio network density H - N'.E1" chart:class="chart:line">
            <chart:data-point chart:repeated="5"/>
          </chart:series>
          <chart:series chart:style-name="ch12" chart:values-cell-range-address="'summary_counter_defer_Ratio network density H - N'.F2:'summary_counter_defer_Ratio network density H - N'.F6" chart:label-cell-address="'summary_counter_defer_Ratio network density H - N'.F1:'summary_counter_defer_Ratio network density H - N'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Ratio network density H - N'.B1:'summary_counter_defer_Ratio network density H - N'.B1</svg:desc>
                </draw:g>
              </table:table-cell>
              <table:table-cell office:value-type="string">
                <text:p>500</text:p>
                <draw:g>
                  <svg:desc>'summary_counter_defer_Ratio network density H - N'.C1:'summary_counter_defer_Ratio network density H - N'.C1</svg:desc>
                </draw:g>
              </table:table-cell>
              <table:table-cell office:value-type="string">
                <text:p>1000</text:p>
                <draw:g>
                  <svg:desc>'summary_counter_defer_Ratio network density H - N'.D1:'summary_counter_defer_Ratio network density H - N'.D1</svg:desc>
                </draw:g>
              </table:table-cell>
              <table:table-cell office:value-type="string">
                <text:p>2000</text:p>
                <draw:g>
                  <svg:desc>'summary_counter_defer_Ratio network density H - N'.E1:'summary_counter_defer_Ratio network density H - N'.E1</svg:desc>
                </draw:g>
              </table:table-cell>
              <table:table-cell office:value-type="string">
                <text:p>5000</text:p>
                <draw:g>
                  <svg:desc>'summary_counter_defer_Ratio network density H - N'.F1:'summary_counter_defer_Ratio network density H - N'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summary_counter_defer_Ratio network density H - N'.A2:'summary_counter_defer_Ratio network density H - N'.A6</svg:desc>
                </draw:g>
              </table:table-cell>
              <table:table-cell office:value-type="float" office:value="70.9063546267395">
                <text:p>70.9063546267395</text:p>
                <draw:g>
                  <svg:desc>'summary_counter_defer_Ratio network density H - N'.B2:'summary_counter_defer_Ratio network density H - N'.B6</svg:desc>
                </draw:g>
              </table:table-cell>
              <table:table-cell office:value-type="float" office:value="78.6752510268125">
                <text:p>78.6752510268125</text:p>
                <draw:g>
                  <svg:desc>'summary_counter_defer_Ratio network density H - N'.C2:'summary_counter_defer_Ratio network density H - N'.C6</svg:desc>
                </draw:g>
              </table:table-cell>
              <table:table-cell office:value-type="float" office:value="89.3601369849533">
                <text:p>89.3601369849533</text:p>
                <draw:g>
                  <svg:desc>'summary_counter_defer_Ratio network density H - N'.D2:'summary_counter_defer_Ratio network density H - N'.D6</svg:desc>
                </draw:g>
              </table:table-cell>
              <table:table-cell office:value-type="float" office:value="38.1474996086088">
                <text:p>38.1474996086088</text:p>
                <draw:g>
                  <svg:desc>'summary_counter_defer_Ratio network density H - N'.E2:'summary_counter_defer_Ratio network density H - N'.E6</svg:desc>
                </draw:g>
              </table:table-cell>
              <table:table-cell office:value-type="float" office:value="26.0477634042276">
                <text:p>26.0477634042276</text:p>
                <draw:g>
                  <svg:desc>'summary_counter_defer_Ratio network density H - N'.F2:'summary_counter_defer_Ratio network density H - N'.F6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86.6249443009902">
                <text:p>86.6249443009902</text:p>
              </table:table-cell>
              <table:table-cell office:value-type="float" office:value="88.9377804736685">
                <text:p>88.9377804736685</text:p>
              </table:table-cell>
              <table:table-cell office:value-type="float" office:value="71.8272793259845">
                <text:p>71.8272793259845</text:p>
              </table:table-cell>
              <table:table-cell office:value-type="float" office:value="61.274951051601">
                <text:p>61.274951051601</text:p>
              </table:table-cell>
              <table:table-cell office:value-type="float" office:value="21.7730200068626">
                <text:p>21.773020006862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9.5192560741367">
                <text:p>89.5192560741367</text:p>
              </table:table-cell>
              <table:table-cell office:value-type="float" office:value="90.3614585850288">
                <text:p>90.3614585850288</text:p>
              </table:table-cell>
              <table:table-cell office:value-type="float" office:value="57.5841140866868">
                <text:p>57.5841140866868</text:p>
              </table:table-cell>
              <table:table-cell office:value-type="float" office:value="66.3116502968506">
                <text:p>66.3116502968506</text:p>
              </table:table-cell>
              <table:table-cell office:value-type="float" office:value="27.0506704467018">
                <text:p>27.050670446701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88.2757369201813">
                <text:p>88.2757369201813</text:p>
              </table:table-cell>
              <table:table-cell office:value-type="float" office:value="85.3307789596548">
                <text:p>85.3307789596548</text:p>
              </table:table-cell>
              <table:table-cell office:value-type="float" office:value="83.8935862665094">
                <text:p>83.8935862665094</text:p>
              </table:table-cell>
              <table:table-cell office:value-type="float" office:value="53.0709030659972">
                <text:p>53.0709030659972</text:p>
              </table:table-cell>
              <table:table-cell office:value-type="float" office:value="26.9873420504812">
                <text:p>26.987342050481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95.6183328855692">
                <text:p>95.6183328855692</text:p>
              </table:table-cell>
              <table:table-cell office:value-type="float" office:value="112.930682184164">
                <text:p>112.930682184164</text:p>
              </table:table-cell>
              <table:table-cell office:value-type="float" office:value="87.3024769010688">
                <text:p>87.3024769010688</text:p>
              </table:table-cell>
              <table:table-cell office:value-type="float" office:value="61.3370073781159">
                <text:p>61.3370073781159</text:p>
              </table:table-cell>
              <table:table-cell office:value-type="float" office:value="32.0112431458352">
                <text:p>32.0112431458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